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stroke="none" svg:stroke-color="#000000" draw:fill="none" draw:fill-color="#ffffff" fo:min-height="1cm"/>
    </style:style>
    <style:style style:name="gr3" style:family="graphic" style:parent-style-name="objectwithoutfill">
      <style:graphic-properties svg:stroke-width="0.08cm" draw:marker-start-width="0.32cm" draw:marker-end-width="0.32cm" draw:fill="none" draw:textarea-vertical-align="middle" fo:padding-top="0.165cm" fo:padding-bottom="0.165cm" fo:padding-left="0.29cm" fo:padding-right="0.29cm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objectwithoutfill">
      <style:graphic-properties draw:stroke="dash" draw:stroke-dash="Fine_20_Dashed" svg:stroke-width="0.1cm" svg:stroke-color="#000099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fill-color="#ff0000" draw:opacity="100%" draw:textarea-vertical-align="middle" draw:auto-grow-height="false" fo:min-height="0.749cm" fo:min-width="0.499cm" draw:shadow-opacity="100%"/>
    </style:style>
    <style:style style:name="P1" style:family="paragraph">
      <style:paragraph-properties fo:text-align="center"/>
    </style:style>
    <style:style style:name="P2" style:family="paragraph">
      <style:text-properties style:font-name="Liberation Sans1" fo:font-size="11pt" style:font-size-asian="11pt" style:font-size-complex="11pt"/>
    </style:style>
    <style:style style:name="P3" style:family="paragraph">
      <style:paragraph-properties fo:text-align="start"/>
      <style:text-properties style:font-name="Liberation Sans1" fo:font-size="11pt" style:font-size-asian="11pt" style:font-size-complex="11pt"/>
    </style:style>
    <style:style style:name="P4" style:family="paragraph">
      <style:text-properties style:font-name="Liberation Sans1" fo:font-size="9pt" style:font-size-asian="9pt" style:font-size-complex="9pt"/>
    </style:style>
    <style:style style:name="T1" style:family="text">
      <style:text-properties style:font-name="Liberation Sans1" fo:font-size="11pt" style:font-size-asian="11pt" style:font-size-complex="11pt"/>
    </style:style>
    <style:style style:name="T2" style:family="text">
      <style:text-properties style:font-name="Liberation Sans1"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9cm" svg:y1="16cm" svg:x2="16.8cm" svg:y2="16cm">
          <text:p/>
        </draw:line>
        <draw:line draw:style-name="gr1" draw:text-style-name="P1" draw:layer="layout" svg:x1="9cm" svg:y1="16cm" svg:x2="9cm" svg:y2="9cm">
          <text:p/>
        </draw:line>
        <draw:line draw:style-name="gr1" draw:text-style-name="P1" draw:layer="layout" svg:x1="9cm" svg:y1="16cm" svg:x2="4.4cm" svg:y2="20.1cm">
          <text:p/>
        </draw:line>
        <draw:frame draw:style-name="gr2" draw:text-style-name="P2" draw:layer="layout" svg:width="2.7cm" svg:height="1.25cm" svg:x="15.8cm" svg:y="16.1cm">
          <draw:text-box>
            <text:p text:style-name="P2"><text:span text:style-name="T1">Degree <text:s/>of Invariance</text:span></text:p>
          </draw:text-box>
        </draw:frame>
        <draw:frame draw:style-name="gr2" draw:text-style-name="P3" draw:layer="layout" svg:width="2.7cm" svg:height="1.25cm" svg:x="9.1cm" svg:y="8.85cm">
          <draw:text-box>
            <text:p text:style-name="P3"><text:span text:style-name="T1">Network Size</text:span></text:p>
          </draw:text-box>
        </draw:frame>
        <draw:frame draw:style-name="gr2" draw:text-style-name="P2" draw:layer="layout" svg:width="2.7cm" svg:height="1.25cm" svg:x="5.2cm" svg:y="19.35cm">
          <draw:text-box>
            <text:p text:style-name="P2"><text:span text:style-name="T1">Hierarchy Layers</text:span></text:p>
          </draw:text-box>
        </draw:frame>
        <draw:line draw:style-name="gr3" draw:text-style-name="P1" draw:layer="layout" svg:x1="13cm" svg:y1="16cm" svg:x2="13cm" svg:y2="15.7cm">
          <text:p/>
        </draw:line>
        <draw:line draw:style-name="gr3" draw:text-style-name="P1" draw:layer="layout" svg:x1="11cm" svg:y1="16cm" svg:x2="11cm" svg:y2="15.7cm">
          <text:p/>
        </draw:line>
        <draw:line draw:style-name="gr3" draw:text-style-name="P1" draw:layer="layout" svg:x1="15cm" svg:y1="16cm" svg:x2="15cm" svg:y2="15.7cm">
          <text:p/>
        </draw:line>
        <draw:frame draw:style-name="gr2" draw:text-style-name="P4" draw:layer="layout" svg:width="2.7cm" svg:height="1.25cm" svg:x="10.1cm" svg:y="15.95cm">
          <draw:text-box>
            <text:p text:style-name="P4"><text:span text:style-name="T2">Position</text:span></text:p>
          </draw:text-box>
        </draw:frame>
        <draw:frame draw:style-name="gr2" draw:text-style-name="P4" draw:layer="layout" svg:width="2.7cm" svg:height="1.25cm" svg:x="12.2cm" svg:y="15.95cm">
          <draw:text-box>
            <text:p text:style-name="P4"><text:span text:style-name="T2">+ Scale</text:span></text:p>
            <text:p text:style-name="P4"><text:span text:style-name="T2"/></text:p>
          </draw:text-box>
        </draw:frame>
        <draw:frame draw:style-name="gr2" draw:text-style-name="P4" draw:layer="layout" svg:width="2.7cm" svg:height="1.25cm" svg:x="14.2cm" svg:y="15.95cm">
          <draw:text-box>
            <text:p text:style-name="P4"><text:span text:style-name="T2">+ View</text:span></text:p>
            <text:p text:style-name="P4"><text:span text:style-name="T2"/></text:p>
          </draw:text-box>
        </draw:frame>
        <draw:line draw:style-name="gr3" draw:text-style-name="P1" draw:layer="layout" svg:x1="8.1cm" svg:y1="16.8cm" svg:x2="7.9cm" svg:y2="16.6cm">
          <text:p/>
        </draw:line>
        <draw:line draw:style-name="gr3" draw:text-style-name="P1" draw:layer="layout" svg:x1="7.1cm" svg:y1="17.7cm" svg:x2="6.9cm" svg:y2="17.5cm">
          <text:p/>
        </draw:line>
        <draw:line draw:style-name="gr3" draw:text-style-name="P1" draw:layer="layout" svg:x1="6.1cm" svg:y1="18.6cm" svg:x2="5.9cm" svg:y2="18.4cm">
          <text:p/>
        </draw:line>
        <draw:frame draw:style-name="gr2" draw:text-style-name="P4" draw:layer="layout" svg:width="2.7cm" svg:height="1.25cm" svg:x="8cm" svg:y="16.75cm">
          <draw:text-box>
            <text:p text:style-name="P4"><text:span text:style-name="T2">V1</text:span></text:p>
            <text:p text:style-name="P4"><text:span text:style-name="T2"/></text:p>
          </draw:text-box>
        </draw:frame>
        <draw:frame draw:style-name="gr2" draw:text-style-name="P4" draw:layer="layout" svg:width="2.7cm" svg:height="1.25cm" svg:x="6.9cm" svg:y="17.6cm">
          <draw:text-box>
            <text:p text:style-name="P4"><text:span text:style-name="T2">V2/V4</text:span></text:p>
            <text:p text:style-name="P4"><text:span text:style-name="T2"/></text:p>
          </draw:text-box>
        </draw:frame>
        <draw:frame draw:style-name="gr2" draw:text-style-name="P4" draw:layer="layout" svg:width="2.7cm" svg:height="1.25cm" svg:x="5.9cm" svg:y="18.5cm">
          <draw:text-box>
            <text:p text:style-name="P4"><text:span text:style-name="T2">IT</text:span></text:p>
            <text:p text:style-name="P4"><text:span text:style-name="T2"/></text:p>
          </draw:text-box>
        </draw:frame>
        <draw:line draw:style-name="gr3" draw:text-style-name="P1" draw:layer="layout" svg:x1="9cm" svg:y1="14.8cm" svg:x2="9.3cm" svg:y2="14.8cm">
          <text:p/>
        </draw:line>
        <draw:line draw:style-name="gr3" draw:text-style-name="P1" draw:layer="layout" svg:x1="9cm" svg:y1="13cm" svg:x2="9.3cm" svg:y2="13cm">
          <text:p/>
        </draw:line>
        <draw:line draw:style-name="gr3" draw:text-style-name="P1" draw:layer="layout" svg:x1="9cm" svg:y1="10cm" svg:x2="9.3cm" svg:y2="10cm">
          <text:p/>
        </draw:line>
        <draw:frame draw:style-name="gr2" draw:text-style-name="P4" draw:layer="layout" svg:width="2.7cm" svg:height="1.25cm" svg:x="7.3cm" svg:y="14.5cm">
          <draw:text-box>
            <text:p text:style-name="P4"><text:span text:style-name="T2">5 Objects</text:span></text:p>
          </draw:text-box>
        </draw:frame>
        <draw:frame draw:style-name="gr2" draw:text-style-name="P4" draw:layer="layout" svg:width="2.7cm" svg:height="1.25cm" svg:x="7.1cm" svg:y="12.7cm">
          <draw:text-box>
            <text:p text:style-name="P4"><text:span text:style-name="T2">50 Objects</text:span></text:p>
          </draw:text-box>
        </draw:frame>
        <draw:frame draw:style-name="gr2" draw:text-style-name="P4" draw:layer="layout" svg:width="2.7cm" svg:height="1.25cm" svg:x="6.9cm" svg:y="9.65cm">
          <draw:text-box>
            <text:p text:style-name="P4"><text:span text:style-name="T2">200 Objects</text:span></text:p>
          </draw:text-box>
        </draw:frame>
        <draw:custom-shape draw:style-name="gr4" draw:text-style-name="P1" draw:layer="layout" svg:width="3.578cm" svg:height="2.3cm" svg:x="7.422cm" svg:y="1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7.3cm" svg:height="5.101cm" draw:transform="skewX (0.00349065850398866) rotate (0.00366519142918809) translate (5.7cm 13.113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1" draw:layer="layout" svg:width="11.192cm" svg:height="9.508cm" draw:transform="skewX (0.0178023583703422) rotate (-0.0734783615089614) translate (4.467cm 9.7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5" draw:text-style-name="P1" draw:layer="layout" svg:x1="9cm" svg:y1="16cm" svg:x2="14.7cm" svg:y2="21.8cm">
          <text:p/>
        </draw:line>
        <draw:frame draw:style-name="gr2" draw:text-style-name="P2" draw:layer="layout" svg:width="2.7cm" svg:height="1.25cm" svg:x="12.9cm" svg:y="21.05cm">
          <draw:text-box>
            <text:p text:style-name="P2"><text:span text:style-name="T1">Time</text:span></text:p>
            <text:p text:style-name="P2"><text:span text:style-name="T1"/></text:p>
          </draw:text-box>
        </draw:frame>
        <draw:custom-shape draw:style-name="gr6" draw:text-style-name="P1" draw:layer="layout" svg:width="0.5cm" svg:height="0.444cm" svg:x="9.7cm" svg:y="16.7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frame draw:style-name="gr2" draw:text-style-name="P4" draw:layer="layout" svg:width="2.7cm" svg:height="1.319cm" svg:x="9.2cm" svg:y="16.9cm">
          <draw:text-box>
            <text:p text:style-name="P4"><text:span text:style-name="T2">1Y</text:span></text:p>
            <text:p text:style-name="P4"><text:span text:style-name="T2"/></text:p>
            <text:p text:style-name="P4"><text:span text:style-name="T2"/></text:p>
          </draw:text-box>
        </draw:frame>
        <draw:frame draw:style-name="gr2" draw:text-style-name="P4" draw:layer="layout" svg:width="2.7cm" svg:height="1.675cm" svg:x="9.8cm" svg:y="17.825cm">
          <draw:text-box>
            <text:p text:style-name="P4"><text:span text:style-name="T2">1.5 Y</text:span></text:p>
            <text:p text:style-name="P4"><text:span text:style-name="T2"/></text:p>
            <text:p text:style-name="P4"><text:span text:style-name="T2"/></text:p>
            <text:p text:style-name="P4"><text:span text:style-name="T2"/></text:p>
          </draw:text-box>
        </draw:frame>
        <draw:custom-shape draw:style-name="gr6" draw:text-style-name="P1" draw:layer="layout" svg:width="0.5cm" svg:height="0.444cm" svg:x="10.7cm" svg:y="17.7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6" draw:text-style-name="P1" draw:layer="layout" svg:width="0.5cm" svg:height="0.444cm" svg:x="11.8cm" svg:y="18.956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frame draw:style-name="gr2" draw:text-style-name="P4" draw:layer="layout" svg:width="2.7cm" svg:height="1.675cm" svg:x="10.8cm" svg:y="19cm">
          <draw:text-box>
            <text:p text:style-name="P4"><text:span text:style-name="T2">2.5 Y</text:span></text:p>
            <text:p text:style-name="P4"><text:span text:style-name="T2"/></text:p>
            <text:p text:style-name="P4"><text:span text:style-name="T2"/></text:p>
            <text:p text:style-name="P4"><text:span text:style-name="T2"/></text:p>
          </draw:text-box>
        </draw:frame>
        <draw:custom-shape draw:style-name="gr6" draw:text-style-name="P1" draw:layer="layout" svg:width="0.5cm" svg:height="0.444cm" svg:x="12.4cm" svg:y="19.556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frame draw:style-name="gr2" draw:text-style-name="P4" draw:layer="layout" svg:width="2.7cm" svg:height="1.319cm" svg:x="11.8cm" svg:y="19.781cm">
          <draw:text-box>
            <text:p text:style-name="P4"><text:span text:style-name="T2">3Y</text:span></text:p>
            <text:p text:style-name="P4"><text:span text:style-name="T2"/></text:p>
            <text:p text:style-name="P4"><text:span text:style-name="T2"/></text:p>
          </draw:text-box>
        </draw:frame>
        <draw:frame draw:style-name="gr2" draw:text-style-name="P4" draw:layer="layout" svg:width="2.7cm" svg:height="1.675cm" svg:x="12.8cm" svg:y="19.3cm">
          <draw:text-box>
            <text:p text:style-name="P4"><text:span text:style-name="T2">Thesis </text:span></text:p>
            <text:p text:style-name="P4"><text:span text:style-name="T2">Submission</text:span></text:p>
            <text:p text:style-name="P4"><text:span text:style-name="T2"/></text:p>
            <text:p text:style-name="P4"><text:span text:style-name="T2"/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000099" draw:opacity="2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2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svg:stroke-color="#000000" draw:fill="none" draw:opacity="100%" draw:shadow-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2-01T14:12:38.352964930</meta:creation-date>
    <dc:date>2014-12-01T17:39:18.870289815</dc:date>
    <meta:editing-duration>PT2H56M9S</meta:editing-duration>
    <meta:editing-cycles>2</meta:editing-cycles>
    <meta:generator>LibreOffice/4.2.7.2$Linux_X86_64 LibreOffice_project/420m0$Build-2</meta:generator>
    <meta:document-statistic meta:object-count="38"/>
  </office:meta>
</office:document-meta>
</file>